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Georgia" svg:font-family="Georgia"/>
    <style:font-face style:name="Times" svg:font-family="Times"/>
    <style:font-face style:name="Times New Roman" svg:font-family="Times New Roman"/>
  </office:font-face-decls>
  <office:automatic-styles>
    <style:style style:name="P1" style:family="paragraph" style:parent-style-name="Standard">
      <style:paragraph-properties fo:margin-top="0.3335in" fo:margin-bottom="0.0835in" fo:text-align="center"/>
      <style:text-properties style:font-name="Times" fo:font-size="36.0pt" fo:color="#000000"/>
    </style:style>
    <style:style style:name="P2" style:family="paragraph" style:parent-style-name="Standard">
      <style:paragraph-properties fo:margin-top="0.2500in" fo:margin-bottom="0.0556in" fo:text-align="center"/>
      <style:text-properties style:font-name="Georgia" fo:font-size="24.0pt" fo:color="#666666"/>
    </style:style>
    <style:style style:name="P3" style:family="paragraph" style:parent-style-name="Standard">
      <style:text-properties style:font-name="Times New Roman" fo:font-size="12.0pt"/>
    </style:style>
    <style:style style:name="P4" style:family="paragraph" style:parent-style-name="Standard">
      <style:paragraph-properties fo:margin-left="0.2500in"/>
      <style:text-properties style:font-name="Times New Roman" fo:font-size="12.0pt" fo:color="#1155cc"/>
    </style:style>
    <style:style style:name="P5" style:family="paragraph" style:parent-style-name="Standard">
      <style:paragraph-properties fo:margin-top="0.2500in" fo:margin-bottom="0.0556in"/>
      <style:text-properties style:font-name="Times" fo:font-size="14.0pt" fo:color="#000000"/>
    </style:style>
    <style:style style:name="P6" style:family="paragraph" style:parent-style-name="Standard">
      <style:paragraph-properties fo:text-align="center"/>
      <style:text-properties style:font-name="Times New Roman"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text:span text:style-name="T1">Colors of Testing:</text:span></text:p>
      <text:p text:style-name="P2"><text:span text:style-name="T2">Black Box vs. White Box Testing</text:span></text:p>
      <text:p text:style-name="P3"/>
      <text:p text:style-name="P4"><text:a xlink:type="simple" xlink:href="#h.9z0a914k0wu1"><text:span text:style-name="T3">Why Bother with Techniques</text:span></text:a></text:p>
      <text:p text:style-name="P4"><text:a xlink:type="simple" xlink:href="#h.lzr18e90n1wd"><text:span text:style-name="T3">Black Box on Wheels</text:span></text:a></text:p>
      <text:p text:style-name="P4"><text:a xlink:type="simple" xlink:href="#h.au7e0nnidpiz"><text:span text:style-name="T3">Car Elf and a Clear Box</text:span></text:a></text:p>
      <text:p text:style-name="P4"><text:a xlink:type="simple" xlink:href="#h.4f1ty358qcxr"><text:span text:style-name="T3">Do All the Good Guys Wear White Hats?</text:span></text:a></text:p>
      <text:p text:style-name="P5"><text:span text:style-name="T1">Why Bother with Techniques</text:span></text:p>
      <text:p text:style-name="P3">The most straightforward and surefire way to test any system would be to just feed all the possible combinations of inputs into it and see how the system responds. <text:s/>Unfortunately, in the real world we are dealing with a close to infinite number of test cases and a quite limited amount of time and resources. <text:s/>The following 2 main testing techniques help to deal with the above dilemma and allow for a rigorous testing of a piece of software: Black Box testing and White Box testing. <text:s/>The names are pretty much self-explanatory - if you’re a visual type :) <text:s/></text:p>
      <text:p text:style-name="P5"><text:span text:style-name="T1">Black Box on Wheels</text:span></text:p>
      <text:p text:style-name="P3">Imagine that your program is a car, a heavily tinted shiny Black Mercedes you spotted at a dealership and took for a test drive. <text:s/>You pretty much have no clue how the thing works, you just have certain expectations of its behavior that might have come from various sources: all the stuff you had to learn when you first got your driver’s license, your previous experience driving a Geo Metro, some James Bond movies, the car salesman’s pitch, and the stories of your Grandpa’s who used to be a test driver for the first Ferrari cars. <text:s/></text:p>
      <text:p text:style-name="P3"/>
      <text:p text:style-name="P3">So, for the most average Joes like you and me, it’s going to be <text:span text:style-name="T2">Black Box</text:span><text:s/>testing all around: you are turning the wheel, pushing the pedals, turning on the stereo, reclining the seat to horizontal, and clicking the panic button to see what happens. <text:s/>When all of a sudden...</text:p>
      <text:p text:style-name="P6">(<text:span text:style-name="T2">and here comes the biggest difference between a tester and a driver: when driving, you pray everything is working right, but a tester will keep pushing buttons until...</text:span>):</text:p>
      <text:p text:style-name="P6">BA-BANG!!! Something <text:span text:style-name="T2">GOES WRONG</text:span>!</text:p>
      <text:p text:style-name="P3"/>
      <text:p text:style-name="P3">“OMG!”, you say (PG-13 style) - if you’re the driver. <text:s/>“Yesssss!”, a tester would scream: <text:s/>they tend to rejoice at what you loath when driving. <text:s/>You’ve just found a <text:span text:style-name="T2">BUG </text:span>(and not one from that insect cemetery on your windshield).</text:p>
      <text:p text:style-name="P3"/>
      <text:p text:style-name="P3">Say, you are test driving on a highway, when a really bad rain storm hits. <text:s/>You try to turn on the windshield wipers - just to find out they will not1! <text:s/>Or, you might accidentally fill the car with diesel instead of gas - and now it’s not going anywhere any time soon...</text:p>
      <text:p text:style-name="P3"/>
      <text:p text:style-name="P3">Neither you, the driver, nor a tester would have any clue what’s gone wrong and why. <text:s/>Neither of you is familiar with the magic ways a car (or software) works; you can not see the engine (or the program code), and don’t normally have the knowledge to understand its inner workings even if you could. <text:s/></text:p>
      <text:p text:style-name="P3"/>
      <text:p text:style-name="P3">(At this point - to further differentiate between drivers and testers though - a driver would try to learn what’s happened to hopefully never let it happen again, whereas a tester would try his/her best to replicate that same situation that lead to the failure.)</text:p>
      <text:p text:style-name="P3"/>
      <text:p text:style-name="P3">Both of you are just users. <text:s/>You simply perform a series of actions until something in the Black Box (on wheels - in your case) finally fails; and you know it’s a failure just because you had certain expectations of a certain behavior under certain circumstances (like, there has to be a built-in way to clear moisture from the windshield, and that a twist of a thingie marked “Wipers” should theoretically turn them on). <text:s/></text:p>
      <text:p text:style-name="P5"><text:span text:style-name="T1">Car Elf and a Clear Box</text:span></text:p>
      <text:p text:style-name="P3">Since you don’t have any idea how your Black Box actually runs, it’s virtually impossible for you though to localize the issue and pinpoint the cause of the problem, you can only observe the outcomes. <text:s/>But if you just had the gift of clairvoyance to see through the hood that would magically turn your Black Box into a <text:span text:style-name="T2">White Box</text:span>!.. (Ok, it’s a stretch, more like a <text:span text:style-name="T2">Clear Box</text:span>). <text:s/>Or, if there only were a tiny Car Elf that could fit through the narrowest passageways and smallest nooks and crannies of your car and would have a clear view of how the parts are put together and of the interactions between them. <text:s/>If there’s a potential bottleneck problem somewhere, there the Car Elf goes to check the way is clear; if there’s a soft spot that could impact the system’s smooth operation, the Elf is there to check it out.</text:p>
      <text:p text:style-name="P3"/>
      <text:p text:style-name="P3">But then again, even if there was such a thing as a Car Elf, he would not be able to prevent you from making a fool out of yourself and filling up with diesel - the Elf only knows what’s on the inside of the Box. <text:s/>Similarly, if the electric wiring to connect a twisty thingie named “Wipers” to the actual windshield wipers is simply missing (whether it’s due to an assembly error, or because of a sad omission in the specifications) - then the poor Elf would be of no help, since there’s simply nothing he could run through to check. <text:s/>On top of it all, one little Elf, as hardworking as he might be, could not possibly run through all the bazillion links from one thing to another in our car, so there’s always a chance that some trouble is still lurking in there, unbeknownst to him.</text:p>
      <text:p text:style-name="P5"><text:span text:style-name="T1">Do All the Good Guys Wear White Hats?</text:span></text:p>
      <text:p text:style-name="P3">To sum it up, a <text:span text:style-name="T2">Black Box</text:span><text:s/>tester would keep using the externally available controls of the “Box” to feed certain inputs into it and to observe the corresponding outputs, until a problem pops up - all based solely on certain expectations of how the Box should run, and no knowledge of how things work the inside. <text:s/>It’s only by chance that a certain sequence of user actions and the Box design features would produce a faulty result (aka a Bug) - such as a combination of an close-to-empty gas tank and a distracted driver produce a need to clean up the gas tank from diesel remnants, and a stalled car. <text:s/>It would be nearly impossible in any (reasonable) amount of time to feed all the possible actions into the Black Box to observe all the potential responses (with the faulty ones among them).</text:p>
      <text:p text:style-name="P3"/>
      <text:p text:style-name="P3">A <text:span text:style-name="T2">White (or Clear) Box</text:span><text:s/>tester on the other hand possesses enough knowledge of the system to conscientiously push all the potential internal soft spots and load the problem areas, to check the interactions between components, thus producing a more focused effort in destruction. <text:s text:c="3"/>However, it would be impossible to test all the potential routes and interactions inside a system. <text:s/>Or, if a function is missing, it could not be Clear-Box tested.</text:p>
      <text:p text:style-name="P3"/>
      <text:p text:style-name="P3">Thus, neither technique is complete without its counterpart. <text:s/>White Box testing focuses on how the components are made and put together, their internal structure, whereas Black Box allows to zoom out of the details of inner workings and to test functionality of the system as a whole and assess whether it meets the requirement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dc:title>Colors of Testing: Black vs. White Box Testing.docx</dc:title>
  </office:meta>
</office:document-meta>
</file>